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98ce9" fo:background-color="transparent" style:font-size-asian="10pt" style:font-size-complex="10pt"/>
    </style:style>
    <style:style style:name="P54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8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70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4">spectrum<text:tab/>equ 1</text:p>
      <text:p text:style-name="P54">amstrad<text:tab/>equ 0</text:p>
      <text:p text:style-name="P54">pds<text:tab/>equ 0</text:p>
      <text:p text:style-name="P54">cheatversion<text:tab/>equ 0</text:p>
      <text:p text:style-name="P54">seeproxbox<text:tab/>equ 0</text:p>
      <text:p text:style-name="P54">seecoins<text:tab/>equ 0</text:p>
      <text:p text:style-name="P54">ifmode128<text:tab/>equ 1</text:p>
      <text:p text:style-name="P54">save<text:tab/>equ 0</text:p>
      <text:p text:style-name="P54">disc<text:tab/>equ 0</text:p>
      <text:p text:style-name="P54"/>
      <text:p text:style-name="P54"><text:tab/>skip 10</text:p>
      <text:p text:style-name="P54"/>
      <text:p text:style-name="P54">computer<text:tab/>equ SPECTRUM</text:p>
      <text:p text:style-name="P54"><text:tab/>if computer=spectrum</text:p>
      <text:p text:style-name="P54"><text:tab/>org &amp;6000</text:p>
      <text:p text:style-name="P54">reloc<text:tab/>ld bc,&amp;7ffd</text:p>
      <text:p text:style-name="P54"><text:tab/>ld a,&amp;13</text:p>
      <text:p text:style-name="P54"><text:tab/>out (c),a</text:p>
      <text:p text:style-name="P54"><text:tab/>ld de,&amp;c000</text:p>
      <text:p text:style-name="P54"><text:tab/>ld hl,music128</text:p>
      <text:p text:style-name="P54"><text:tab/>ld bc,&amp;4000</text:p>
      <text:p text:style-name="P54"><text:tab/>ldir</text:p>
      <text:p text:style-name="P54"><text:tab/>ld bc,&amp;7ffd</text:p>
      <text:p text:style-name="P54"><text:tab/>ld a,&amp;10</text:p>
      <text:p text:style-name="P54"><text:tab/>out (c),a</text:p>
      <text:p text:style-name="P54"><text:tab/>ret</text:p>
      <text:p text:style-name="P54"/>
      <text:p text:style-name="P54">music128</text:p>
      <text:p text:style-name="P54"><text:tab/>org music128,&amp;c000</text:p>
      <text:p text:style-name="P3"/>
      <text:p text:style-name="P54">bankstart</text:p>
      <text:p text:style-name="P54"><text:tab/>include MUSIC128.SPC</text:p>
      <text:p text:style-name="P54">OLDSCR</text:p>
      <text:p text:style-name="P54">;<text:tab/>include treaspic.scr</text:p>
      <text:p text:style-name="P54"><text:tab/>include newtreas.scr</text:p>
      <text:p text:style-name="P54"><text:tab/>INCLUDE NEWSPEEC.SPC</text:p>
      <text:p text:style-name="P54"/>
      <text:p text:style-name="P54">;<text:tab/>include speech.spc</text:p>
      <text:p text:style-name="P54">;<text:tab/>include fwdizzy.tlk</text:p>
      <text:p text:style-name="P54">;<text:tab/>include bytot.tlk</text:p>
      <text:p text:style-name="P3"/>
      <text:p text:style-name="P54">bankend</text:p>
      <text:p text:style-name="P54"/>
      <text:p text:style-name="P54"><text:tab/>bank &amp;10,reloc</text:p>
      <text:p text:style-name="P54"><text:tab/></text:p>
      <text:p text:style-name="P54">;<text:tab/>org &amp;f989</text:p>
      <text:p text:style-name="P54">;<text:tab/>include MUSIC48.SPC</text:p>
      <text:p text:style-name="P3"/>
      <text:p text:style-name="P56">ifmem128</text:p>
      <text:p text:style-name="P56"><text:tab/>equ 23627</text:p>
      <text:p text:style-name="P54"><text:tab/>org 23627</text:p>
      <text:p text:style-name="P54"><text:tab/>defb ifmode128</text:p>
      <text:p text:style-name="P54"/>
      <text:p text:style-name="P54"><text:tab/>endif</text:p>
      <text:p text:style-name="P54"/>
      <text:p text:style-name="P54"><text:tab/>if computer=amstrad</text:p>
      <text:p text:style-name="P54"><text:tab/>send computer1<text:tab/></text:p>
      <text:p text:style-name="P54"><text:tab/>org &amp;40</text:p>
      <text:p text:style-name="P54"><text:soft-page-break/><text:tab/>include music.ams</text:p>
      <text:p text:style-name="P54">musicend</text:p>
      <text:p text:style-name="P54"><text:tab/>org &amp;c000</text:p>
      <text:p text:style-name="P54"><text:tab/>include diz3ams1.scr</text:p>
      <text:p text:style-name="P54"><text:tab/>include diz3ams2.scr</text:p>
      <text:p text:style-name="P54"><text:tab/>org musicend</text:p>
      <text:p text:style-name="P54"><text:tab/>endif</text:p>
      <text:p text:style-name="P54"/>
      <text:p text:style-name="P54"><text:tab/>if computer=spectrum</text:p>
      <text:p text:style-name="P54"><text:tab/>send computer2</text:p>
      <text:p text:style-name="P54"><text:tab/>org &amp;4000</text:p>
      <text:p text:style-name="P54"><text:tab/>include diz3spec.scr</text:p>
      <text:p text:style-name="P54"><text:tab/>org &amp;6100</text:p>
      <text:p text:style-name="P54"><text:tab/>endif</text:p>
      <text:p text:style-name="P54"/>
      <text:p text:style-name="P54"><text:tab/>if save=0</text:p>
      <text:p text:style-name="P54">exec<text:tab/>exec exec</text:p>
      <text:p text:style-name="P54"><text:tab/>endif</text:p>
      <text:p text:style-name="P68">entercodehere</text:p>
      <text:p text:style-name="P3"/>
      <text:p text:style-name="P54"><text:tab/>if computer=spectrum</text:p>
      <text:p text:style-name="P54"><text:tab/>di</text:p>
      <text:p text:style-name="P54"><text:tab/>ld sp,&amp;6000-2</text:p>
      <text:p text:style-name="P54"><text:tab/>im 1</text:p>
      <text:p text:style-name="P54"><text:tab/>ei</text:p>
      <text:p text:style-name="P54"><text:tab/>endif</text:p>
      <text:p text:style-name="P54"/>
      <text:p text:style-name="P54"><text:tab/>if computer=amstrad</text:p>
      <text:p text:style-name="P54"><text:tab/>ld hl,attritable+5*32</text:p>
      <text:p text:style-name="P54"><text:tab/>ld de,attritable+5*32+1</text:p>
      <text:p text:style-name="P54"><text:tab/>ld (hl),01000010b</text:p>
      <text:p text:style-name="P54"><text:tab/>ld bc,19*32</text:p>
      <text:p text:style-name="P54"><text:tab/>ldir</text:p>
      <text:p text:style-name="P54"><text:tab/>endif</text:p>
      <text:p text:style-name="P3"/>
      <text:p text:style-name="P54"><text:tab/>call setup</text:p>
      <text:p text:style-name="P16"><text:tab/>jp titlescreen</text:p>
      <text:p text:style-name="P3"/>
      <text:p text:style-name="P54"><text:tab/>if computer=spectrum</text:p>
      <text:p text:style-name="P3"/>
      <text:p text:style-name="P56">check128</text:p>
      <text:p text:style-name="P56"><text:tab/>ld e,a</text:p>
      <text:p text:style-name="P54"><text:tab/>ld a,(ifmem128)</text:p>
      <text:p text:style-name="P54"><text:tab/>and a</text:p>
      <text:p text:style-name="P54"><text:tab/>ld a,e</text:p>
      <text:p text:style-name="P54"><text:tab/>ret nz</text:p>
      <text:p text:style-name="P54"><text:tab/>pop hl</text:p>
      <text:p text:style-name="P54"><text:tab/>ret</text:p>
      <text:p text:style-name="P3"/>
      <text:p text:style-name="P56">starttune</text:p>
      <text:p text:style-name="P56"><text:s text:c="8"/>call check128</text:p>
      <text:p text:style-name="P54"><text:tab/>di</text:p>
      <text:p text:style-name="P54"><text:tab/>push ix</text:p>
      <text:p text:style-name="P54"><text:tab/>call ramon</text:p>
      <text:p text:style-name="P54"><text:tab/>ld a,e</text:p>
      <text:p text:style-name="P54"><text:tab/>call initune</text:p>
      <text:p text:style-name="P54"><text:tab/>call ramoff</text:p>
      <text:p text:style-name="P54"><text:tab/>pop ix</text:p>
      <text:p text:style-name="P54"><text:tab/>ei</text:p>
      <text:p text:style-name="P54"><text:tab/>ret<text:tab/></text:p>
      <text:p text:style-name="P54"/>
      <text:p text:style-name="P56">finishmusic</text:p>
      <text:p text:style-name="P56"><text:tab/>call check128</text:p>
      <text:p text:style-name="P54"><text:tab/>call inittune128</text:p>
      <text:p text:style-name="P54">finishmusiclp</text:p>
      <text:p text:style-name="P54"><text:tab/>halt</text:p>
      <text:p text:style-name="P54"><text:tab/>di</text:p>
      <text:p text:style-name="P54"><text:tab/>call ramon</text:p>
      <text:p text:style-name="P54"><text:tab/>ld a,(monoff)</text:p>
      <text:p text:style-name="P54"><text:tab/>call ramoff</text:p>
      <text:p text:style-name="P54"><text:tab/>ei</text:p>
      <text:p text:style-name="P54"><text:tab/>and a</text:p>
      <text:p text:style-name="P54"><text:soft-page-break/><text:tab/>jr nz,finishmusiclp</text:p>
      <text:p text:style-name="P54"><text:tab/>ret</text:p>
      <text:p text:style-name="P54"/>
      <text:p text:style-name="P57">inittune128</text:p>
      <text:p text:style-name="P57"><text:tab/>di</text:p>
      <text:p text:style-name="P54"><text:tab/>call ramon</text:p>
      <text:p text:style-name="P54"><text:tab/>call initune</text:p>
      <text:p text:style-name="P54"><text:tab/>call ramoff</text:p>
      <text:p text:style-name="P54"><text:tab/>ei</text:p>
      <text:p text:style-name="P54"><text:tab/>ret</text:p>
      <text:p text:style-name="P54"/>
      <text:p text:style-name="P57">dosndfx</text:p>
      <text:p text:style-name="P57"><text:tab/>call check128</text:p>
      <text:p text:style-name="P54"><text:tab/>di</text:p>
      <text:p text:style-name="P54"><text:tab/>call ramon</text:p>
      <text:p text:style-name="P54"><text:tab/>call initfx</text:p>
      <text:p text:style-name="P54"><text:tab/>call ramoff</text:p>
      <text:p text:style-name="P54"><text:tab/>ei</text:p>
      <text:p text:style-name="P54"><text:tab/>ret<text:tab/><text:tab/></text:p>
      <text:p text:style-name="P54"/>
      <text:p text:style-name="P54"/>
      <text:p text:style-name="P57">musicoff</text:p>
      <text:p text:style-name="P57"><text:tab/>call check128</text:p>
      <text:p text:style-name="P54"><text:tab/>call ramon</text:p>
      <text:p text:style-name="P54"><text:tab/>call turnoff</text:p>
      <text:p text:style-name="P54"><text:tab/>jp ramoff</text:p>
      <text:p text:style-name="P3"/>
      <text:p text:style-name="P3"/>
      <text:p text:style-name="P57">ramon</text:p>
      <text:p text:style-name="P57"><text:tab/>push af</text:p>
      <text:p text:style-name="P54"><text:tab/>ld a,&amp;13</text:p>
      <text:p text:style-name="P54"><text:tab/>jr outthis</text:p>
      <text:p text:style-name="P57">ramoff</text:p>
      <text:p text:style-name="P57"><text:tab/>push af</text:p>
      <text:p text:style-name="P54"><text:tab/>ld a,&amp;10</text:p>
      <text:p text:style-name="P57">outthis</text:p>
      <text:p text:style-name="P57"><text:tab/>ld bc,&amp;7ffd</text:p>
      <text:p text:style-name="P54"><text:tab/>out (c),a</text:p>
      <text:p text:style-name="P54"><text:tab/>pop af</text:p>
      <text:p text:style-name="P54"><text:tab/>ret</text:p>
      <text:p text:style-name="P3"/>
      <text:p text:style-name="P54">updatemusicingame</text:p>
      <text:p text:style-name="P54"><text:tab/>call check128</text:p>
      <text:p text:style-name="P54"><text:tab/>call ramon</text:p>
      <text:p text:style-name="P54"><text:tab/>call refresh</text:p>
      <text:p text:style-name="P54"><text:tab/>jp ramoff</text:p>
      <text:p text:style-name="P54"/>
      <text:p text:style-name="P54">taptapcount<text:tab/>defb 1</text:p>
      <text:p text:style-name="P54"/>
      <text:p text:style-name="P54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7">titlescreenlp</text:p>
      <text:p text:style-name="P57"><text:tab/>call getkeybyte</text:p>
      <text:p text:style-name="P54"><text:tab/>and %1001</text:p>
      <text:p text:style-name="P54"><text:tab/>ret z</text:p>
      <text:p text:style-name="P54"><text:tab/><text:tab/><text:tab/><text:tab/>;start key hit</text:p>
      <text:p text:style-name="P54"><text:tab/>call musicoff</text:p>
      <text:p text:style-name="P54"><text:tab/>ld a,1</text:p>
      <text:p text:style-name="P54"><text:tab/>and a</text:p>
      <text:p text:style-name="P54"><text:tab/>ret</text:p>
      <text:p text:style-name="P3"/>
      <text:p text:style-name="P3"/>
      <text:p text:style-name="P54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7">seeifstarttune</text:p>
      <text:p text:style-name="P57"><text:tab/>ld a,(killed)</text:p>
      <text:p text:style-name="P54"><text:tab/>and a</text:p>
      <text:p text:style-name="P54"><text:tab/>ret nz</text:p>
      <text:p text:style-name="P54"><text:tab/>ld a,(ifmem128)</text:p>
      <text:p text:style-name="P54"><text:tab/>and a</text:p>
      <text:p text:style-name="P54"><text:tab/>ret z</text:p>
      <text:p text:style-name="P54"><text:tab/>push ix</text:p>
      <text:p text:style-name="P54"><text:tab/>di</text:p>
      <text:p text:style-name="P54"><text:tab/>call ramon</text:p>
      <text:p text:style-name="P54"><text:tab/>ld a,(monoff)</text:p>
      <text:p text:style-name="P54"><text:tab/>and a</text:p>
      <text:p text:style-name="P54"><text:tab/>ld a,6</text:p>
      <text:p text:style-name="P54"><text:tab/>call z,initune</text:p>
      <text:p text:style-name="P54"><text:tab/>di</text:p>
      <text:p text:style-name="P54"><text:tab/>call ramoff</text:p>
      <text:p text:style-name="P54"><text:tab/>ei</text:p>
      <text:p text:style-name="P54"><text:tab/>pop ix</text:p>
      <text:p text:style-name="P54"><text:tab/>ret</text:p>
      <text:p text:style-name="P54"/>
      <text:p text:style-name="P54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/text:p>
      <text:p text:style-name="P16"/>
      <text:p text:style-name="P16">emptyroom<text:tab/>defb "::::::::SKY:::::::::",mend</text:p>
      <text:p text:style-name="P16">room0<text:tab/>defb "SPC:OR:FIRE:TO:START",mend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39">room83<text:tab/>defb ":::THE:WEST:TOWER:::",mend</text:p>
      <text:p text:style-name="P39">room84<text:tab/>defb "THE:CASTLE:STAIRCASE",mend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9"><text:tab/>;;;;;;;;;;;;;defw beanhere+room</text:p>
      <text:p text:style-name="P49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40"><text:tab/>if computer=spectrum</text:p>
      <text:p text:style-name="P40"><text:tab/>org beforerelocate</text:p>
      <text:p text:style-name="P40"><text:tab/>endif</text:p>
      <text:p text:style-name="P16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40"><text:tab/>call store_sprite_vars1</text:p>
      <text:p text:style-name="P16"><text:tab/>call plotattris</text:p>
      <text:p text:style-name="P16"><text:tab/>call frame</text:p>
      <text:p text:style-name="P3"/>
      <text:p text:style-name="P54"><text:tab/>if computer=spectrum</text:p>
      <text:p text:style-name="P54"><text:tab/>call sayfwdizzy</text:p>
      <text:p text:style-name="P54"/>
      <text:p text:style-name="P54"><text:tab/>ld b,50</text:p>
      <text:p text:style-name="P59">ddelay</text:p>
      <text:p text:style-name="P59"><text:tab/>halt</text:p>
      <text:p text:style-name="P54"><text:tab/>djnz ddelay</text:p>
      <text:p text:style-name="P54"/>
      <text:p text:style-name="P54"><text:tab/>endif</text:p>
      <text:p text:style-name="P16"/>
      <text:p text:style-name="P54"><text:tab/>xor a</text:p>
      <text:p text:style-name="P54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16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4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4"><text:tab/>ld a,1</text:p>
      <text:p text:style-name="P54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9">maingamelp</text:p>
      <text:p text:style-name="P3"/>
      <text:p text:style-name="P35">notpickup</text:p>
      <text:p text:style-name="P35"><text:tab/>xor a</text:p>
      <text:p text:style-name="P16"><text:tab/>ld (pickup),a</text:p>
      <text:p text:style-name="P16"><text:tab/>ld a,(usepickup)</text:p>
      <text:p text:style-name="P16"><text:tab/>and a</text:p>
      <text:p text:style-name="P16"><text:tab/>jr z,oktopickup</text:p>
      <text:p text:style-name="P16"><text:tab/>dec a</text:p>
      <text:p text:style-name="P16"><text:tab/>ld (usepickup),a</text:p>
      <text:p text:style-name="P16"><text:tab/>jr notfacing</text:p>
      <text:p text:style-name="P35">oktopickup</text:p>
      <text:p text:style-name="P35"><text:tab/>ld a,(sequence)</text:p>
      <text:p text:style-name="P16"><text:tab/>and a</text:p>
      <text:p text:style-name="P16"><text:tab/>jr nz,notfacing</text:p>
      <text:p text:style-name="P16"><text:tab/>ld a,(keybyte)</text:p>
      <text:p text:style-name="P16"><text:tab/>bit 3,a</text:p>
      <text:p text:style-name="P16"><text:tab/>jr z,notfacing</text:p>
      <text:p text:style-name="P16"><text:tab/>ld a,255</text:p>
      <text:p text:style-name="P16"><text:tab/>ld (pickup),a</text:p>
      <text:p text:style-name="P16">notfacing</text:p>
      <text:p text:style-name="P16"><text:tab/>call domoving</text:p>
      <text:p text:style-name="P16"><text:tab/>ld a,(killed)</text:p>
      <text:p text:style-name="P16"><text:tab/>cp 1</text:p>
      <text:p text:style-name="P16"><text:tab/>jr z,wantaquickkill</text:p>
      <text:p text:style-name="P16">afterdomoving</text:p>
      <text:p text:style-name="P16"><text:tab/>call pickupcoins</text:p>
      <text:p text:style-name="P16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4"><text:tab/>ld a,0*32+3<text:tab/><text:tab/>;;;;c for cheat</text:p>
      <text:p text:style-name="P54"><text:tab/>endif</text:p>
      <text:p text:style-name="P54"><text:tab/>if computer=amstrad</text:p>
      <text:p text:style-name="P54"><text:tab/>ld a,62</text:p>
      <text:p text:style-name="P54"><text:tab/>endif</text:p>
      <text:p text:style-name="P54"><text:tab/>call inkey</text:p>
      <text:p text:style-name="P54"><text:tab/>call z,cheated</text:p>
      <text:p text:style-name="P3"/>
      <text:p text:style-name="P16"><text:tab/>ld a,(newroomno)</text:p>
      <text:p text:style-name="P16"><text:tab/>ld b,a</text:p>
      <text:p text:style-name="P16"><text:tab/>ld a,(roomno)</text:p>
      <text:p text:style-name="P16"><text:tab/>cp b</text:p>
      <text:p text:style-name="P16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6">notanewroom<text:tab/></text:p>
      <text:p text:style-name="P3"/>
      <text:p text:style-name="P54"><text:tab/>if pds=1</text:p>
      <text:p text:style-name="P54"><text:tab/><text:tab/><text:tab/>;;;;pds quit</text:p>
      <text:p text:style-name="P54"><text:tab/>ld a,pdskey</text:p>
      <text:p text:style-name="P54"><text:tab/>call inkey</text:p>
      <text:p text:style-name="P54"><text:tab/>jr nz,contmaingamelp</text:p>
      <text:p text:style-name="P54"><text:tab/>di</text:p>
      <text:p text:style-name="P54"><text:tab/>ld b,0</text:p>
      <text:p text:style-name="P54"><text:tab/>ret<text:tab/><text:tab/>;;;;;;;;;;;;;</text:p>
      <text:p text:style-name="P54"><text:tab/>endif</text:p>
      <text:p text:style-name="P3"/>
      <text:p text:style-name="P63">contmaingamelp</text:p>
      <text:p text:style-name="P63"><text:tab/>if computer=spectrum</text:p>
      <text:p text:style-name="P54"><text:tab/>ld a,2*32</text:p>
      <text:p text:style-name="P54"><text:tab/>endif</text:p>
      <text:p text:style-name="P54"><text:tab/>if computer=amstrad</text:p>
      <text:p text:style-name="P54"><text:tab/>ld a,67</text:p>
      <text:p text:style-name="P54"><text:tab/>endif</text:p>
      <text:p text:style-name="P16"><text:tab/>call inkey</text:p>
      <text:p text:style-name="P16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4"><text:tab/>call seeifstarttune</text:p>
      <text:p text:style-name="P3"/>
      <text:p text:style-name="P3"/>
      <text:p text:style-name="P16"><text:tab/>ld a,(completedgame)</text:p>
      <text:p text:style-name="P16"><text:tab/>and a</text:p>
      <text:p text:style-name="P16"><text:tab/>jr nz,quitted</text:p>
      <text:p text:style-name="P3"/>
      <text:p text:style-name="P24">notdonegame</text:p>
      <text:p text:style-name="P24"><text:tab/>ld a,(killed)</text:p>
      <text:p text:style-name="P16"><text:tab/>and a</text:p>
      <text:p text:style-name="P16"><text:tab/>jp z,<text:span text:style-name="T3">maingamelp</text:span></text:p>
      <text:p text:style-name="P16"><text:tab/>dec a</text:p>
      <text:p text:style-name="P16"><text:tab/>ld (killed),a</text:p>
      <text:p text:style-name="P16"><text:tab/>jp nz,<text:span text:style-name="T3">maingamelp</text:span></text:p>
      <text:p text:style-name="P3"/>
      <text:p text:style-name="P16"><text:tab/>ld a,1</text:p>
      <text:p text:style-name="P16"><text:tab/>ld (dontupdatedizzy),a</text:p>
      <text:p text:style-name="P16"><text:tab/>ld hl,deadwindow</text:p>
      <text:p text:style-name="P16"><text:tab/>call prtmessage</text:p>
      <text:p text:style-name="P16"><text:tab/>ld hl,(killedmess)</text:p>
      <text:p text:style-name="P16"><text:tab/>call prtmessage</text:p>
      <text:p text:style-name="P3"><text:tab/></text:p>
      <text:p text:style-name="P54"><text:tab/>ld a,2</text:p>
      <text:p text:style-name="P70"><text:tab/>call finishmusic</text:p>
      <text:p text:style-name="P3"/>
      <text:p text:style-name="P54"><text:tab/>ld a,1</text:p>
      <text:p text:style-name="P54"><text:soft-page-break/><text:tab/>ld (killed),a<text:tab/><text:tab/>;;so music does not restart</text:p>
      <text:p text:style-name="P3"/>
      <text:p text:style-name="P16"><text:tab/>call waitforkey</text:p>
      <text:p text:style-name="P3"/>
      <text:p text:style-name="P3"><text:tab/>call ruboutdizzy</text:p>
      <text:p text:style-name="P3"/>
      <text:p text:style-name="P16"><text:tab/>ld a,(lives)</text:p>
      <text:p text:style-name="P16"><text:tab/>and a</text:p>
      <text:p text:style-name="P16"><text:tab/>jp nz,nextlife</text:p>
      <text:p text:style-name="P3"/>
      <text:p text:style-name="P3"/>
      <text:p text:style-name="P24">quitted</text:p>
      <text:p text:style-name="P63"><text:tab/>call flipscreenrou</text:p>
      <text:p text:style-name="P54"><text:tab/>xor a</text:p>
      <text:p text:style-name="P54"><text:tab/>ld (upsidedown),a</text:p>
      <text:p text:style-name="P54"/>
      <text:p text:style-name="P54"><text:tab/>if computer=amstrad</text:p>
      <text:p text:style-name="P54"><text:tab/>call turnoff</text:p>
      <text:p text:style-name="P54"><text:tab/>endif</text:p>
      <text:p text:style-name="P54"><text:tab/>if computer=spectrum</text:p>
      <text:p text:style-name="P54"><text:tab/>ld a,(ifmem128)</text:p>
      <text:p text:style-name="P54"><text:tab/>and a</text:p>
      <text:p text:style-name="P54"><text:tab/>jr z,onlylittle</text:p>
      <text:p text:style-name="P54"><text:tab/>call ramon</text:p>
      <text:p text:style-name="P54"><text:tab/>call turnoff</text:p>
      <text:p text:style-name="P54"><text:tab/>call ramoff</text:p>
      <text:p text:style-name="P54">onlylittle</text:p>
      <text:p text:style-name="P54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3">cheated</text:p>
      <text:p text:style-name="P63"><text:tab/>ld a,(poscheat)</text:p>
      <text:p text:style-name="P54"><text:tab/>and a</text:p>
      <text:p text:style-name="P54"><text:tab/>ret z</text:p>
      <text:p text:style-name="P54"><text:tab/>ld a,1</text:p>
      <text:p text:style-name="P54"><text:tab/>ld (dontupdatedizzy),a</text:p>
      <text:p text:style-name="P63">cheated1</text:p>
      <text:p text:style-name="P63"><text:tab/>call getkeybyte</text:p>
      <text:p text:style-name="P54"><text:tab/>ld c,a</text:p>
      <text:p text:style-name="P54"><text:tab/>ld a,(roomno)</text:p>
      <text:p text:style-name="P54"><text:tab/>ld b,a</text:p>
      <text:p text:style-name="P54"><text:tab/>bit 2,c <text:s text:c="2"/>;;left key</text:p>
      <text:p text:style-name="P54"><text:tab/>jr z,cheatnl</text:p>
      <text:p text:style-name="P54"><text:tab/>dec b</text:p>
      <text:p text:style-name="P63">cheatnl</text:p>
      <text:p text:style-name="P63"><text:tab/>bit 1,c <text:s text:c="2"/>;;right key</text:p>
      <text:p text:style-name="P54"><text:tab/>jr z,cheatnr</text:p>
      <text:p text:style-name="P54"><text:tab/>inc b</text:p>
      <text:p text:style-name="P63">cheatnr</text:p>
      <text:p text:style-name="P63"><text:tab/>bit 4,c</text:p>
      <text:p text:style-name="P54"><text:tab/>jr z,cheatnu</text:p>
      <text:p text:style-name="P54"><text:tab/>ld a,b</text:p>
      <text:p text:style-name="P54"><text:tab/>sub a,16</text:p>
      <text:p text:style-name="P54"><text:tab/>ld b,a</text:p>
      <text:p text:style-name="P63">cheatnu</text:p>
      <text:p text:style-name="P63"><text:tab/>bit 5,c</text:p>
      <text:p text:style-name="P54"><text:tab/>jr z,cheatnd</text:p>
      <text:p text:style-name="P54"><text:tab/>ld a,b</text:p>
      <text:p text:style-name="P54"><text:tab/>add a,16</text:p>
      <text:p text:style-name="P54"><text:tab/>ld b,a</text:p>
      <text:p text:style-name="P63">cheatnd</text:p>
      <text:p text:style-name="P63"><text:tab/>bit 0,c<text:tab/>;;;jump key</text:p>
      <text:p text:style-name="P54"><text:tab/>jr nz,outcheat</text:p>
      <text:p text:style-name="P54"><text:tab/>ld a,(roomno)</text:p>
      <text:p text:style-name="P54"><text:tab/>cp b</text:p>
      <text:p text:style-name="P54"><text:tab/>jr z,cheated1</text:p>
      <text:p text:style-name="P54"><text:tab/>ld a,b</text:p>
      <text:p text:style-name="P54"><text:tab/>cp 101</text:p>
      <text:p text:style-name="P54"><text:tab/>jr c,cheatroomok</text:p>
      <text:p text:style-name="P54"><text:soft-page-break/><text:tab/>xor a</text:p>
      <text:p text:style-name="P54">cheatroomok</text:p>
      <text:p text:style-name="P54"><text:tab/>ld (newroomno),a</text:p>
      <text:p text:style-name="P54"><text:tab/>ld (roomno),a</text:p>
      <text:p text:style-name="P54"><text:tab/>call roomsetup</text:p>
      <text:p text:style-name="P54"/>
      <text:p text:style-name="P63">handsofcheat</text:p>
      <text:p text:style-name="P63"><text:tab/>call getkeybyte</text:p>
      <text:p text:style-name="P54"><text:tab/>and %1111</text:p>
      <text:p text:style-name="P54"><text:tab/>jr nz,handsofcheat </text:p>
      <text:p text:style-name="P54"/>
      <text:p text:style-name="P54"><text:tab/>jp cheated1</text:p>
      <text:p text:style-name="P63">outcheat</text:p>
      <text:p text:style-name="P63"><text:tab/>xor a</text:p>
      <text:p text:style-name="P54"><text:tab/>ld (dontupdatedizzy),a</text:p>
      <text:p text:style-name="P54"><text:tab/>jp plotnew</text:p>
      <text:p text:style-name="P54"/>
      <text:p text:style-name="P54"/>
      <text:p text:style-name="P63">checkforposcheat</text:p>
      <text:p text:style-name="P63"><text:tab/>ld a,cheatversion</text:p>
      <text:p text:style-name="P54"><text:tab/>ld (poscheat),a</text:p>
      <text:p text:style-name="P54"><text:tab/>ld hl,cheatkeys</text:p>
      <text:p text:style-name="P54"><text:tab/>ld b,5</text:p>
      <text:p text:style-name="P63">cheatkeyslp</text:p>
      <text:p text:style-name="P63"><text:tab/>ld a,(hl)</text:p>
      <text:p text:style-name="P54"><text:tab/>call inkey</text:p>
      <text:p text:style-name="P54"><text:tab/>ret nz</text:p>
      <text:p text:style-name="P54"><text:tab/>inc hl</text:p>
      <text:p text:style-name="P54"><text:tab/>djnz cheatkeyslp</text:p>
      <text:p text:style-name="P54"><text:tab/>ld b,5</text:p>
      <text:p text:style-name="P63">cheatkeyslp1</text:p>
      <text:p text:style-name="P63"><text:tab/>ld a,(hl)</text:p>
      <text:p text:style-name="P54"><text:tab/>call inkey</text:p>
      <text:p text:style-name="P54"><text:tab/>ret z</text:p>
      <text:p text:style-name="P54"><text:tab/>inc hl</text:p>
      <text:p text:style-name="P54"><text:tab/>djnz cheatkeyslp1</text:p>
      <text:p text:style-name="P54"><text:tab/>ld a,1</text:p>
      <text:p text:style-name="P54"><text:tab/>ld (poscheat),a</text:p>
      <text:p text:style-name="P54"><text:tab/>ret</text:p>
      <text:p text:style-name="P54"/>
      <text:p text:style-name="P54"><text:tab/>if computer=amstrad</text:p>
      <text:p text:style-name="P54">;;<text:tab/><text:tab/>D <text:s/>Y <text:s/>L <text:s/>A <text:s/>N <text:s text:c="2"/>not <text:s/>Q <text:s/>G <text:s/>K <text:s/>V <text:s/>T</text:p>
      <text:p text:style-name="P63">cheatkeys</text:p>
      <text:p text:style-name="P63"><text:tab/>defb <text:s/>61,43,36,69,46, <text:s text:c="5"/>67,52,37,55,51</text:p>
      <text:p text:style-name="P54"><text:tab/>endif</text:p>
      <text:p text:style-name="P54"/>
      <text:p text:style-name="P54"><text:tab/>if computer=spectrum</text:p>
      <text:p text:style-name="P54">;;<text:tab/><text:tab/>P <text:s text:c="2"/>A <text:s text:c="3"/>F <text:s text:c="5"/>W <text:s text:c="5"/>D</text:p>
      <text:p text:style-name="P63">cheatkeys</text:p>
      <text:p text:style-name="P63"><text:tab/>defb 5*32,1*32,1*32+3,2*32+1,1*32+2</text:p>
      <text:p text:style-name="P54">;;<text:tab/>not <text:s/>Q <text:s text:c="3"/>G <text:s text:c="5"/>K <text:s text:c="5"/>V <text:s/>T</text:p>
      <text:p text:style-name="P54"><text:tab/>defb 2*32,1*32+4,6*32+2,4,2*32+4</text:p>
      <text:p text:style-name="P54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4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4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4"><text:tab/>push ix</text:p>
      <text:p text:style-name="P16"><text:tab/>ld hl,resetrous</text:p>
      <text:p text:style-name="P16"><text:tab/>call z,jumptoroutine</text:p>
      <text:p text:style-name="P54"><text:tab/>pop ix</text:p>
      <text:p text:style-name="P34">notprintyet</text:p>
      <text:p text:style-name="P64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4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4"><text:tab/>push ix</text:p>
      <text:p text:style-name="P16"><text:tab/>ld hl,movingrous</text:p>
      <text:p text:style-name="P16"><text:tab/>call z,jumptoroutine</text:p>
      <text:p text:style-name="P54"><text:tab/>pop ix</text:p>
      <text:p text:style-name="P34">notinthisroom</text:p>
      <text:p text:style-name="P64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70"><text:tab/>;;;checks if dizzy is in the box</text:p>
      <text:p text:style-name="P70"><text:tab/>;;;send l=x <text:s/>h =y <text:s/>e=width d=height</text:p>
      <text:p text:style-name="P3"/>
      <text:p text:style-name="P54"><text:tab/>if seeproxbox=1</text:p>
      <text:p text:style-name="P64"><text:soft-page-break/>proximitycollide</text:p>
      <text:p text:style-name="P64"><text:tab/>push hl</text:p>
      <text:p text:style-name="P54"><text:tab/>push de</text:p>
      <text:p text:style-name="P54"><text:tab/>push ix</text:p>
      <text:p text:style-name="P54"><text:tab/>ld a,l</text:p>
      <text:p text:style-name="P54"><text:tab/>sub 32</text:p>
      <text:p text:style-name="P54"><text:tab/>if computer=spectrum</text:p>
      <text:p text:style-name="P54"><text:tab/>srl a</text:p>
      <text:p text:style-name="P54"><text:tab/>endif<text:tab/></text:p>
      <text:p text:style-name="P54"><text:tab/>ld (proxboxxpat+1),a</text:p>
      <text:p text:style-name="P54"><text:tab/>ld c,h</text:p>
      <text:p text:style-name="P54"><text:tab/>ld b,0</text:p>
      <text:p text:style-name="P54"><text:tab/>ld ix,screentable</text:p>
      <text:p text:style-name="P54"><text:tab/>sla c</text:p>
      <text:p text:style-name="P54"><text:tab/>rl b</text:p>
      <text:p text:style-name="P54"><text:tab/>add ix,bc</text:p>
      <text:p text:style-name="P54"><text:tab/>ld c,d</text:p>
      <text:p text:style-name="P54">proxboxy<text:tab/>push de</text:p>
      <text:p text:style-name="P54"><text:tab/>ld l,(ix+0)<text:tab/></text:p>
      <text:p text:style-name="P54"><text:tab/>ld h,(ix+1)</text:p>
      <text:p text:style-name="P54"><text:tab/>ld b,e</text:p>
      <text:p text:style-name="P54"><text:tab/>if computer=spectrum</text:p>
      <text:p text:style-name="P54"><text:tab/>srl b<text:tab/></text:p>
      <text:p text:style-name="P54"><text:tab/>endif</text:p>
      <text:p text:style-name="P54">proxboxxpat<text:tab/>ld de,0<text:tab/></text:p>
      <text:p text:style-name="P54"><text:tab/>add hl,de</text:p>
      <text:p text:style-name="P54">workacross<text:tab/>ld (hl),255</text:p>
      <text:p text:style-name="P54"><text:tab/>inc hl</text:p>
      <text:p text:style-name="P54"><text:tab/>djnz workacross</text:p>
      <text:p text:style-name="P54"><text:tab/>pop de</text:p>
      <text:p text:style-name="P54"><text:tab/>inc ix </text:p>
      <text:p text:style-name="P54"><text:tab/>inc ix</text:p>
      <text:p text:style-name="P54"><text:tab/>dec c</text:p>
      <text:p text:style-name="P54"><text:tab/>jr nz,proxboxy</text:p>
      <text:p text:style-name="P54"/>
      <text:p text:style-name="P54"><text:tab/>pop ix</text:p>
      <text:p text:style-name="P54"><text:tab/>pop de</text:p>
      <text:p text:style-name="P54"><text:tab/>pop hl</text:p>
      <text:p text:style-name="P54"><text:tab/>jr joinprox<text:tab/></text:p>
      <text:p text:style-name="P54"><text:tab/>endif</text:p>
      <text:p text:style-name="P54"/>
      <text:p text:style-name="P3"/>
      <text:p text:style-name="P34">collidewithdizzy3</text:p>
      <text:p text:style-name="P64"><text:tab/><text:tab/>;;destroys <text:s/>ALL </text:p>
      <text:p text:style-name="P54"><text:tab/>ld l,(ix+0)</text:p>
      <text:p text:style-name="P54"><text:tab/>ld h,(ix+1)</text:p>
      <text:p text:style-name="P54"><text:tab/>jr joincollide</text:p>
      <text:p text:style-name="P34">collidewithdizzy16</text:p>
      <text:p text:style-name="P64"><text:tab/><text:tab/>;;destroys <text:s/>ALL </text:p>
      <text:p text:style-name="P54"><text:tab/>ld l,(ix+movex)</text:p>
      <text:p text:style-name="P54"><text:tab/>ld h,(ix+movey)</text:p>
      <text:p text:style-name="P54"><text:tab/>ld a,(ix+movefrm)</text:p>
      <text:p text:style-name="P54"/>
      <text:p text:style-name="P64">joincollide</text:p>
      <text:p text:style-name="P72"><text:tab/>ld (frmno),a</text:p>
      <text:p text:style-name="P71"><text:tab/>push hl</text:p>
      <text:p text:style-name="P71"><text:tab/>call findfrmsize </text:p>
      <text:p text:style-name="P71"><text:tab/>pop hl</text:p>
      <text:p text:style-name="P71"><text:tab/>ld a,(frmheight)</text:p>
      <text:p text:style-name="P71"><text:tab/>ld d,a</text:p>
      <text:p text:style-name="P71"><text:tab/>ld a,(frmwidth)</text:p>
      <text:p text:style-name="P71"><text:tab/>ld e,a</text:p>
      <text:p text:style-name="P3"/>
      <text:p text:style-name="P54"><text:tab/>if seeproxbox=0</text:p>
      <text:p text:style-name="P54">proximitycollide</text:p>
      <text:p text:style-name="P54"><text:tab/>endif</text:p>
      <text:p text:style-name="P64">joinprox</text:p>
      <text:p text:style-name="P34"><text:tab/>ld a,(dontupdatedizzy)</text:p>
      <text:p text:style-name="P16"><text:tab/>and a</text:p>
      <text:p text:style-name="P16"><text:tab/>ret nz</text:p>
      <text:p text:style-name="P16"><text:tab/>ld a,(killed)</text:p>
      <text:p text:style-name="P16"><text:tab/>and a</text:p>
      <text:p text:style-name="P16"><text:soft-page-break/><text:tab/>ret nz</text:p>
      <text:p text:style-name="P16"><text:tab/>ld a,(x)</text:p>
      <text:p text:style-name="P16"><text:tab/>add a,32</text:p>
      <text:p text:style-name="P16"><text:tab/>ld c,a</text:p>
      <text:p text:style-name="P16"><text:tab/>ld a,(y)</text:p>
      <text:p text:style-name="P16"><text:tab/>sub eggheight</text:p>
      <text:p text:style-name="P16"><text:tab/>ld b,a<text:tab/><text:tab/>;;c=x and b=y diz2</text:p>
      <text:p text:style-name="P16"><text:tab/><text:tab/><text:tab/><text:tab/>;;e=w1 <text:s/>d=h1</text:p>
      <text:p text:style-name="P16"><text:tab/><text:tab/><text:tab/><text:tab/>;;l=x1 <text:s/>h=y1</text:p>
      <text:p text:style-name="P34">collision</text:p>
      <text:p text:style-name="P34"><text:tab/>ld a,l</text:p>
      <text:p text:style-name="P16"><text:tab/>sub c</text:p>
      <text:p text:style-name="P16"><text:tab/>jr c,collidex1</text:p>
      <text:p text:style-name="P16"><text:tab/>cp eggwidth</text:p>
      <text:p text:style-name="P16"><text:tab/>ret nc</text:p>
      <text:p text:style-name="P16"><text:tab/>jr collidey</text:p>
      <text:p text:style-name="P34">collidex1</text:p>
      <text:p text:style-name="P34"><text:tab/>dec a</text:p>
      <text:p text:style-name="P16"><text:tab/>add a,e</text:p>
      <text:p text:style-name="P16"><text:tab/>ret nc</text:p>
      <text:p text:style-name="P16"/>
      <text:p text:style-name="P34">collidey</text:p>
      <text:p text:style-name="P34"><text:tab/>ld a,h</text:p>
      <text:p text:style-name="P16"><text:tab/>sub b</text:p>
      <text:p text:style-name="P16"><text:tab/>jr c,collidey1</text:p>
      <text:p text:style-name="P16"><text:tab/>cp eggheight</text:p>
      <text:p text:style-name="P16"><text:tab/>ret</text:p>
      <text:p text:style-name="P34">collidey1</text:p>
      <text:p text:style-name="P34"><text:tab/>dec a</text:p>
      <text:p text:style-name="P16"><text:tab/>add a,d</text:p>
      <text:p text:style-name="P16"><text:tab/>ret</text:p>
      <text:p text:style-name="P16"><text:tab/></text:p>
      <text:p text:style-name="P16">eggheight<text:tab/>equ 18</text:p>
      <text:p text:style-name="P16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67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16"><text:tab/>and %01000111</text:p>
      <text:p text:style-name="P16"><text:tab/>ld (frmattri),a</text:p>
      <text:p text:style-name="P16"><text:tab/>ld a,(ix+colour)</text:p>
      <text:p text:style-name="P16"><text:tab/>rlca</text:p>
      <text:p text:style-name="P16"><text:tab/>and 1</text:p>
      <text:p text:style-name="P16"><text:tab/>ld (frmreverse),a</text:p>
      <text:p text:style-name="P16"><text:tab/>ld a,(ix+colour)</text:p>
      <text:p text:style-name="P16"><text:soft-page-break/><text:tab/>and %00001000</text:p>
      <text:p text:style-name="P16"><text:tab/>rrca</text:p>
      <text:p text:style-name="P16"><text:tab/>rrca</text:p>
      <text:p text:style-name="P16"><text:tab/>rrca</text:p>
      <text:p text:style-name="P16"><text:tab/>ld (frmplotpatch+1),a</text:p>
      <text:p text:style-name="P40"><text:tab/>call findfrmsize</text:p>
      <text:p text:style-name="P40"><text:tab/>bit 5,(ix+colour)</text:p>
      <text:p text:style-name="P40"><text:tab/>call z,plotattris1</text:p>
      <text:p text:style-name="P42">frmplotpatch</text:p>
      <text:p text:style-name="P42"><text:tab/>ld a,1</text:p>
      <text:p text:style-name="P40"><text:tab/>ld (frmplot),a</text:p>
      <text:p text:style-name="P16"><text:tab/>call frame</text:p>
      <text:p text:style-name="P54"><text:tab/>pop ix</text:p>
      <text:p text:style-name="P54"><text:tab/>push ix</text:p>
      <text:p text:style-name="P54"><text:tab/>bit 5,(ix+colour)</text:p>
      <text:p text:style-name="P54"><text:tab/>call nz,plotattris2</text:p>
      <text:p text:style-name="P54"><text:tab/>pop ix</text:p>
      <text:p text:style-name="P16"><text:tab/>ret</text:p>
      <text:p text:style-name="P3"/>
      <text:p text:style-name="P45">plotattris1</text:p>
      <text:p text:style-name="P45">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jp plotattris</text:p>
      <text:p text:style-name="P40">plotattris2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ld a,7+64</text:p>
      <text:p text:style-name="P40"><text:tab/>ld (frmattri),a</text:p>
      <text:p text:style-name="P40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4"><text:tab/>ld a,25</text:p>
      <text:p text:style-name="P54"><text:tab/>ld (sndfx),a</text:p>
      <text:p text:style-name="P50"><text:tab/>ret</text:p>
      <text:p text:style-name="P3"/>
      <text:p text:style-name="P3"/>
      <text:p text:style-name="P34">pickupcoins</text:p>
      <text:p text:style-name="P34"><text:tab/>ld a,(pickup)</text:p>
      <text:p text:style-name="P16"><text:tab/>and a</text:p>
      <text:p text:style-name="P16"><text:tab/>ret z</text:p>
      <text:p text:style-name="P16"><text:tab/>ld b,totalcoins</text:p>
      <text:p text:style-name="P16"><text:tab/>ld ix,cointable</text:p>
      <text:p text:style-name="P34">testpickupcoin</text:p>
      <text:p text:style-name="P34"><text:tab/>ld a,(roomno)</text:p>
      <text:p text:style-name="P16"><text:tab/>cp (ix+2)</text:p>
      <text:p text:style-name="P16"><text:tab/>jr nz,nocoinhere</text:p>
      <text:p text:style-name="P54"><text:tab/>push bc</text:p>
      <text:p text:style-name="P16"><text:tab/>xor a</text:p>
      <text:p text:style-name="P16"><text:tab/>call collidewithdizzy3</text:p>
      <text:p text:style-name="P16"><text:tab/>jr nc,notovercoin</text:p>
      <text:p text:style-name="P16"><text:tab/>set 7,(ix+2)</text:p>
      <text:p text:style-name="P16"><text:tab/>call addtocoins</text:p>
      <text:p text:style-name="P16"><text:tab/>xor a</text:p>
      <text:p text:style-name="P16"><text:tab/>ld (pickup),a</text:p>
      <text:p text:style-name="P54"><text:tab/>push ix</text:p>
      <text:p text:style-name="P54"><text:tab/>ld a,5</text:p>
      <text:p text:style-name="P54"><text:tab/>call starttune</text:p>
      <text:p text:style-name="P16"><text:tab/>ld hl,youfoundcoinmess</text:p>
      <text:p text:style-name="P16"><text:tab/>call windowrou</text:p>
      <text:p text:style-name="P54"><text:tab/>pop ix</text:p>
      <text:p text:style-name="P34">notovercoin</text:p>
      <text:p text:style-name="P64"><text:tab/>pop bc</text:p>
      <text:p text:style-name="P34">nocoinhere</text:p>
      <text:p text:style-name="P34"><text:tab/>ld de,3</text:p>
      <text:p text:style-name="P16"><text:tab/>add ix,de</text:p>
      <text:p text:style-name="P16"><text:tab/>djnz testpickupcoin</text:p>
      <text:p text:style-name="P16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5"><text:tab/>push bc</text:p>
      <text:p text:style-name="P54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40"><text:tab/>call store_sprite_vars</text:p>
      <text:p text:style-name="P16"><text:tab/>call frame</text:p>
      <text:p text:style-name="P54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4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9">yesfellinlava</text:p>
      <text:p text:style-name="P9"><text:tab/>ld (killedmess),hl</text:p>
      <text:p text:style-name="P3">notdrowned</text:p>
      <text:p text:style-name="P54"><text:tab/>ld de,3</text:p>
      <text:p text:style-name="P54"><text:tab/>add ix,de</text:p>
      <text:p text:style-name="P54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4"><text:tab/>ld b,a</text:p>
      <text:p text:style-name="P33">updateflamelp</text:p>
      <text:p text:style-name="P55"><text:tab/>push bc</text:p>
      <text:p text:style-name="P16"><text:tab/>call printflame</text:p>
      <text:p text:style-name="P54"><text:tab/>ld a,(ix+2)</text:p>
      <text:p text:style-name="P54"><text:tab/>inc a</text:p>
      <text:p text:style-name="P54"><text:tab/>and %1111</text:p>
      <text:p text:style-name="P54"><text:tab/>ld (ix+2),a</text:p>
      <text:p text:style-name="P54"><text:tab/>call printflame</text:p>
      <text:p text:style-name="P50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9">notburnt</text:p>
      <text:p text:style-name="P9"><text:tab/>ld de,3</text:p>
      <text:p text:style-name="P3"><text:tab/>add ix,de</text:p>
      <text:p text:style-name="P54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5">printflame</text:p>
      <text:p text:style-name="P55"><text:tab/>ld a,(ix+2)</text:p>
      <text:p text:style-name="P54"><text:tab/>and 2</text:p>
      <text:p text:style-name="P54"><text:tab/>rrca</text:p>
      <text:p text:style-name="P54"><text:tab/>rrca</text:p>
      <text:p text:style-name="P54"><text:tab/>ld b,a</text:p>
      <text:p text:style-name="P54"><text:tab/>add a,1</text:p>
      <text:p text:style-name="P54"><text:tab/>ld b,a</text:p>
      <text:p text:style-name="P54"><text:tab/>ld a,(ix+2)</text:p>
      <text:p text:style-name="P54"><text:tab/>and 1</text:p>
      <text:p text:style-name="P54"><text:tab/>rlca</text:p>
      <text:p text:style-name="P54"><text:tab/>rlca</text:p>
      <text:p text:style-name="P54"><text:tab/>xor 6+64</text:p>
      <text:p text:style-name="P54"><text:tab/>ld c,a</text:p>
      <text:p text:style-name="P16"><text:tab/>ld e,(ix+0)</text:p>
      <text:p text:style-name="P16"><text:tab/>ld l,(ix+1)</text:p>
      <text:p text:style-name="P16"><text:tab/>ld a,115</text:p>
      <text:p text:style-name="P55">simprintflame</text:p>
      <text:p text:style-name="P55"><text:tab/>push ix</text:p>
      <text:p text:style-name="P40"><text:tab/>call store_sprite_vars</text:p>
      <text:p text:style-name="P16"><text:tab/>call frame</text:p>
      <text:p text:style-name="P54"><text:tab/>pop ix</text:p>
      <text:p text:style-name="P54"><text:tab/>xor a</text:p>
      <text:p text:style-name="P54"><text:tab/>ld (frmplot),a</text:p>
      <text:p text:style-name="P54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40">endflamelist</text:p>
      <text:p text:style-name="P3">;;;;;;;;;;;;;;;;;;;;;;;;;;;;;;;;;;;;;;;;;;;;;;;;;;;PICKUPABLE</text:p>
      <text:p text:style-name="P3"/>
      <text:p text:style-name="P9">pickupable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9">notpickingupbag</text:p>
      <text:p text:style-name="P9"><text:tab/>ld hl,objectscarried</text:p>
      <text:p text:style-name="P3"><text:tab/>ld b,0</text:p>
      <text:p text:style-name="P9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9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9">nomovingback</text:p>
      <text:p text:style-name="P9"><text:tab/>ld a,(slotno)</text:p>
      <text:p text:style-name="P3"><text:tab/>ld (objectscarried),a</text:p>
      <text:p text:style-name="P9">backtoinvent</text:p>
      <text:p text:style-name="P9"><text:tab/>ld (ix+room),255</text:p>
      <text:p text:style-name="P3"><text:tab/>jp inventoryrou</text:p>
      <text:p text:style-name="P9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9">resetpickupable<text:tab/>equ printmoving </text:p>
      <text:p text:style-name="P3"/>
      <text:p text:style-name="P9">pickingupbag</text:p>
      <text:p text:style-name="P9"><text:tab/>ld (bag),a</text:p>
      <text:p text:style-name="P3"><text:tab/>xor a</text:p>
      <text:p text:style-name="P3"><text:tab/>ld (objectscarried+2),a</text:p>
      <text:p text:style-name="P3"><text:tab/>jr backtoinvent</text:p>
      <text:p text:style-name="P9">pickupmanure</text:p>
      <text:p text:style-name="P9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4"><text:tab/>ld a,10</text:p>
      <text:p text:style-name="P54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3">;;;;;;;;;;;;;;;;;;;;;;;;;;;;;;;;;;;;;;;;;;;;;;;;;;;;MACHINES</text:p>
      <text:p text:style-name="P3"/>
      <text:p text:style-name="P9">resetmachines</text:p>
      <text:p text:style-name="P9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33"><text:tab/>ld a,(ix+var1)</text:p>
      <text:p text:style-name="P16"><text:tab/>and a</text:p>
      <text:p text:style-name="P16"><text:tab/>jr nz,resetrope1</text:p>
      <text:p text:style-name="P33">resetrope</text:p>
      <text:p text:style-name="P33"><text:tab/>ld (ix+var1),0</text:p>
      <text:p text:style-name="P16"><text:tab/>ld a,(ix+oldmovey)</text:p>
      <text:p text:style-name="P16"><text:tab/>ld (ix+movey),a</text:p>
      <text:p text:style-name="P33">resetrope1</text:p>
      <text:p text:style-name="P33"><text:tab/>ld b,(ix+origy)</text:p>
      <text:p text:style-name="P16"><text:tab/>ld a,(ix+movey)</text:p>
      <text:p text:style-name="P16"><text:tab/>dec b</text:p>
      <text:p text:style-name="P16"><text:tab/>dec b</text:p>
      <text:p text:style-name="P16"><text:tab/>ld (ix+movey),b</text:p>
      <text:p text:style-name="P33">drawropedownlp</text:p>
      <text:p text:style-name="P33"><text:tab/>push af</text:p>
      <text:p text:style-name="P16"><text:tab/>inc (ix+movey)</text:p>
      <text:p text:style-name="P16"><text:tab/>inc (ix+movey)</text:p>
      <text:p text:style-name="P16"><text:tab/>call printmoving</text:p>
      <text:p text:style-name="P16"><text:tab/>pop af</text:p>
      <text:p text:style-name="P16"><text:tab/>cp (ix+movey)</text:p>
      <text:p text:style-name="P16"><text:tab/>jr nz,drawropedownlp</text:p>
      <text:p text:style-name="P16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9">portswitch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9">proxpicture</text:p>
      <text:p text:style-name="P9"><text:tab/>defb 52<text:tab/>;;room</text:p>
      <text:p text:style-name="P3"><text:tab/>defb 62,104<text:tab/>;;;x,y</text:p>
      <text:p text:style-name="P3"><text:tab/>defb 5,16<text:tab/>;;;w,h</text:p>
      <text:p text:style-name="P9">proxpicturerou</text:p>
      <text:p text:style-name="P55"><text:tab/>pop hl</text:p>
      <text:p text:style-name="P54"><text:tab/>ld hl,lookatpicturemess</text:p>
      <text:p text:style-name="P54"><text:tab/>if computer=spectrum</text:p>
      <text:p text:style-name="P3"><text:tab/>ld a,1</text:p>
      <text:p text:style-name="P3"><text:tab/>ld (dontupdatedizzy),a</text:p>
      <text:p text:style-name="P54"><text:tab/>call prtmessage</text:p>
      <text:p text:style-name="P54"><text:soft-page-break/><text:tab/>call handoffandwait</text:p>
      <text:p text:style-name="P54"><text:tab/>ld a,(ifmem128)</text:p>
      <text:p text:style-name="P54"><text:tab/>and a</text:p>
      <text:p text:style-name="P54"><text:tab/>jp z,windowrou1<text:tab/></text:p>
      <text:p text:style-name="P3"><text:tab/>jp dotreasurepic</text:p>
      <text:p text:style-name="P54"><text:tab/>endif</text:p>
      <text:p text:style-name="P54"><text:tab/>if computer=amstrad</text:p>
      <text:p text:style-name="P54"><text:tab/>jp windowrou<text:tab/></text:p>
      <text:p text:style-name="P54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70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4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4"><text:soft-page-break/>windowleft<text:tab/>defb 2+32</text:p>
      <text:p text:style-name="P54">windowright<text:tab/>defb 60+32+2</text:p>
      <text:p text:style-name="P54">windowtop<text:tab/>defb 6*8<text:tab/><text:tab/>;0<text:tab/>alter these directly</text:p>
      <text:p text:style-name="P54">windowbottom<text:tab/>defb 192-8<text:tab/><text:tab/>;192 to change window</text:p>
      <text:p text:style-name="P54"/>
      <text:p text:style-name="P60">closewindow</text:p>
      <text:p text:style-name="P60"><text:tab/>push hl</text:p>
      <text:p text:style-name="P54"><text:tab/>push de</text:p>
      <text:p text:style-name="P54"><text:tab/>ld de,2+32+256*(60+32+2)</text:p>
      <text:p text:style-name="P54"><text:tab/>ld hl,6*8+256*(192-8)</text:p>
      <text:p text:style-name="P60">windower</text:p>
      <text:p text:style-name="P60"><text:tab/>ld (windowleft),de</text:p>
      <text:p text:style-name="P54"><text:tab/>ld (windowtop),hl</text:p>
      <text:p text:style-name="P54"><text:tab/>pop de</text:p>
      <text:p text:style-name="P54"><text:tab/>pop hl</text:p>
      <text:p text:style-name="P54"><text:tab/>ret</text:p>
      <text:p text:style-name="P54"/>
      <text:p text:style-name="P61">openwindow</text:p>
      <text:p text:style-name="P61"><text:tab/>push hl</text:p>
      <text:p text:style-name="P54"><text:tab/>push de</text:p>
      <text:p text:style-name="P54"><text:tab/>ld de,32+256*(64+32)</text:p>
      <text:p text:style-name="P54"><text:tab/>ld hl,0+256*(192-8)</text:p>
      <text:p text:style-name="P54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1">clearattris<text:tab/></text:p>
      <text:p text:style-name="P61"><text:tab/>;a=attri to clear to</text:p>
      <text:p text:style-name="P54"><text:tab/>ld bc,30*256+17</text:p>
      <text:p text:style-name="P54"><text:tab/>ld de,6*256+1 </text:p>
      <text:p text:style-name="P54"><text:tab/>ld hl,attriplotpatch</text:p>
      <text:p text:style-name="P54"><text:tab/>ld (hl),0</text:p>
      <text:p text:style-name="P54"><text:tab/>jp attridir</text:p>
      <text:p text:style-name="P54"/>
      <text:p text:style-name="P61">attribox</text:p>
      <text:p text:style-name="P61"><text:tab/><text:tab/>;a=attri <text:s text:c="2"/>b=width <text:s text:c="2"/>c=height <text:s text:c="2"/>e=x <text:s text:c="2"/>d=y 0=topline</text:p>
      <text:p text:style-name="P54"><text:tab/>ld l,a</text:p>
      <text:p text:style-name="P54"><text:tab/>xor a</text:p>
      <text:p text:style-name="P54"><text:tab/>ld (attriplotpatch),a</text:p>
      <text:p text:style-name="P54"><text:tab/>ld a,(frmplot)</text:p>
      <text:p text:style-name="P54"><text:tab/>cp 1</text:p>
      <text:p text:style-name="P54"><text:tab/>ld a,l</text:p>
      <text:p text:style-name="P54"><text:tab/>jr nz,attridir</text:p>
      <text:p text:style-name="P61">attrixor</text:p>
      <text:p text:style-name="P61"><text:tab/>xor %01000111</text:p>
      <text:p text:style-name="P54"><text:tab/>ld l,a</text:p>
      <text:p text:style-name="P54"><text:tab/>ld a,&amp;ae<text:tab/>;xor (hl)</text:p>
      <text:p text:style-name="P54"><text:tab/>ld (attriplotpatch),a</text:p>
      <text:p text:style-name="P54"><text:tab/>ld a,l</text:p>
      <text:p text:style-name="P61">attridir</text:p>
      <text:p text:style-name="P61"><text:tab/>ld (attricolourpatch+1),a</text:p>
      <text:p text:style-name="P54"><text:tab/>ld a,b</text:p>
      <text:p text:style-name="P54"><text:tab/>ld (attriwidthpatch+1),a</text:p>
      <text:p text:style-name="P54"><text:tab/>ld h,0</text:p>
      <text:p text:style-name="P54"><text:tab/>ld a,d</text:p>
      <text:p text:style-name="P61">atpatch1</text:p>
      <text:p text:style-name="P61"><text:tab/>nop<text:tab/><text:tab/>;;cpl</text:p>
      <text:p text:style-name="P61">atpatch2</text:p>
      <text:p text:style-name="P61"><text:tab/>nop</text:p>
      <text:p text:style-name="P54"><text:tab/>nop<text:tab/><text:tab/>;;add a,29</text:p>
      <text:p text:style-name="P54"><text:tab/>add a,a</text:p>
      <text:p text:style-name="P54"><text:tab/>add a,a</text:p>
      <text:p text:style-name="P54"><text:tab/>add a,a</text:p>
      <text:p text:style-name="P54"><text:tab/>ld l,a</text:p>
      <text:p text:style-name="P54"><text:tab/>ld d,0</text:p>
      <text:p text:style-name="P54"><text:tab/>add hl,hl</text:p>
      <text:p text:style-name="P54"><text:tab/>add hl,hl<text:tab/>;*32</text:p>
      <text:p text:style-name="P54"><text:tab/>add hl,de</text:p>
      <text:p text:style-name="P54"><text:tab/></text:p>
      <text:p text:style-name="P54"><text:tab/>if computer=spectrum</text:p>
      <text:p text:style-name="P61">patchattritable</text:p>
      <text:p text:style-name="P61"><text:tab/>ld de,screenattritable</text:p>
      <text:p text:style-name="P54"><text:tab/>endif</text:p>
      <text:p text:style-name="P54"><text:tab/>if computer=amstrad</text:p>
      <text:p text:style-name="P61">patchattritable</text:p>
      <text:p text:style-name="P61"><text:tab/>ld de,attritable</text:p>
      <text:p text:style-name="P54"><text:tab/>endif</text:p>
      <text:p text:style-name="P54"/>
      <text:p text:style-name="P54"/>
      <text:p text:style-name="P54"><text:tab/>add hl,de</text:p>
      <text:p text:style-name="P61">atpatch3</text:p>
      <text:p text:style-name="P61"><text:tab/>ld de,32<text:tab/>;;patched to -32</text:p>
      <text:p text:style-name="P61">attriylp</text:p>
      <text:p text:style-name="P61"><text:tab/>push hl</text:p>
      <text:p text:style-name="P61">attriwidthpatch</text:p>
      <text:p text:style-name="P61"><text:tab/>ld b,1<text:tab/>;patched</text:p>
      <text:p text:style-name="P54">attrixlp</text:p>
      <text:p text:style-name="P54"/>
      <text:p text:style-name="P61">attricolourpatch</text:p>
      <text:p text:style-name="P61"><text:tab/>ld a,1<text:tab/>;patched</text:p>
      <text:p text:style-name="P61">attriplotpatch</text:p>
      <text:p text:style-name="P61"><text:tab/>xor (hl)<text:tab/>;patched</text:p>
      <text:p text:style-name="P54"><text:tab/>ld (hl),a</text:p>
      <text:p text:style-name="P54"><text:tab/>inc hl</text:p>
      <text:p text:style-name="P54"><text:tab/>djnz attrixlp</text:p>
      <text:p text:style-name="P54"><text:tab/>pop hl</text:p>
      <text:p text:style-name="P54"><text:tab/>add hl,de</text:p>
      <text:p text:style-name="P54"><text:soft-page-break/><text:tab/>dec c</text:p>
      <text:p text:style-name="P54"><text:tab/>jr nz,attriylp</text:p>
      <text:p text:style-name="P54"><text:tab/>ret</text:p>
      <text:p text:style-name="P54"/>
      <text:p text:style-name="P54">plotattris</text:p>
      <text:p text:style-name="P54"><text:tab/>ld a,(spritenothere)</text:p>
      <text:p text:style-name="P54"><text:tab/>and a</text:p>
      <text:p text:style-name="P54"><text:tab/>ret nz</text:p>
      <text:p text:style-name="P54"><text:tab/>ld hl,(windowleft)</text:p>
      <text:p text:style-name="P54"><text:tab/>ld a,(frmwidth)</text:p>
      <text:p text:style-name="P54"><text:tab/>ld b,a</text:p>
      <text:p text:style-name="P54"><text:tab/>ld a,(frmx)</text:p>
      <text:p text:style-name="P54"><text:tab/>ld e,a</text:p>
      <text:p text:style-name="P54"><text:tab/>cp h</text:p>
      <text:p text:style-name="P54"><text:tab/>ret nc</text:p>
      <text:p text:style-name="P54"><text:tab/>add a,b</text:p>
      <text:p text:style-name="P54"><text:tab/>cp l</text:p>
      <text:p text:style-name="P54"><text:tab/>ret c</text:p>
      <text:p text:style-name="P54"><text:tab/>ret z</text:p>
      <text:p text:style-name="P54"><text:tab/>ld a,e</text:p>
      <text:p text:style-name="P54"><text:tab/>sub l</text:p>
      <text:p text:style-name="P54"><text:tab/>jr nc,attriinleft</text:p>
      <text:p text:style-name="P54"><text:tab/>ld e,l</text:p>
      <text:p text:style-name="P54"><text:tab/>add a,b</text:p>
      <text:p text:style-name="P54"><text:tab/>ld b,a</text:p>
      <text:p text:style-name="P61">attriinleft</text:p>
      <text:p text:style-name="P61"><text:tab/>ld a,e</text:p>
      <text:p text:style-name="P54"><text:tab/>add a,b</text:p>
      <text:p text:style-name="P54"><text:tab/>sub h<text:tab/><text:tab/>;windowright</text:p>
      <text:p text:style-name="P54"><text:tab/>jr c,attriinright</text:p>
      <text:p text:style-name="P54"><text:tab/>jr z,attriinright</text:p>
      <text:p text:style-name="P54"><text:tab/>neg</text:p>
      <text:p text:style-name="P54"><text:tab/>add a,b</text:p>
      <text:p text:style-name="P54"><text:tab/>ld b,a</text:p>
      <text:p text:style-name="P61">attriinright</text:p>
      <text:p text:style-name="P61"><text:tab/>ld a,e</text:p>
      <text:p text:style-name="P54"><text:tab/>and 1</text:p>
      <text:p text:style-name="P54"><text:tab/>inc a</text:p>
      <text:p text:style-name="P54"><text:tab/>add a,b</text:p>
      <text:p text:style-name="P54"><text:tab/>ld b,a</text:p>
      <text:p text:style-name="P54"><text:tab/>srl b</text:p>
      <text:p text:style-name="P54"><text:tab/>ld a,e</text:p>
      <text:p text:style-name="P54"><text:tab/>sub 32</text:p>
      <text:p text:style-name="P54"><text:tab/>srl a</text:p>
      <text:p text:style-name="P54"><text:tab/>ld e,a</text:p>
      <text:p text:style-name="P54"/>
      <text:p text:style-name="P54"><text:tab/>ld hl,(windowtop)</text:p>
      <text:p text:style-name="P54"><text:tab/>ld a,(frmheight)</text:p>
      <text:p text:style-name="P54"><text:tab/>ld c,a</text:p>
      <text:p text:style-name="P54"><text:tab/>ld a,(frmy)</text:p>
      <text:p text:style-name="P54"><text:tab/>ld d,a</text:p>
      <text:p text:style-name="P54"><text:tab/>cp h</text:p>
      <text:p text:style-name="P54"><text:tab/>ret nc</text:p>
      <text:p text:style-name="P54"><text:tab/>add a,c</text:p>
      <text:p text:style-name="P54"><text:tab/>cp l</text:p>
      <text:p text:style-name="P54"><text:tab/>ret c</text:p>
      <text:p text:style-name="P54"><text:tab/>ret z</text:p>
      <text:p text:style-name="P54"><text:tab/>ld a,d</text:p>
      <text:p text:style-name="P54"><text:tab/>sub l</text:p>
      <text:p text:style-name="P54"><text:tab/>jr nc,attriintop</text:p>
      <text:p text:style-name="P54"><text:tab/>ld d,l</text:p>
      <text:p text:style-name="P54"><text:tab/>add a,c</text:p>
      <text:p text:style-name="P54"><text:tab/>ld c,a</text:p>
      <text:p text:style-name="P61">attriintop</text:p>
      <text:p text:style-name="P61"><text:tab/>ld a,d</text:p>
      <text:p text:style-name="P54"><text:tab/>add a,c</text:p>
      <text:p text:style-name="P54"><text:tab/>sub h<text:tab/><text:tab/>;windowbottom</text:p>
      <text:p text:style-name="P54"><text:tab/>jr c,attriinbottom</text:p>
      <text:p text:style-name="P54"><text:tab/>jr z,attriinbottom</text:p>
      <text:p text:style-name="P54"><text:tab/>neg</text:p>
      <text:p text:style-name="P54"><text:tab/>add a,c</text:p>
      <text:p text:style-name="P54"><text:tab/>ld c,a</text:p>
      <text:p text:style-name="P61"><text:soft-page-break/>attriinbottom</text:p>
      <text:p text:style-name="P61"><text:tab/>ld a,d</text:p>
      <text:p text:style-name="P54"><text:tab/>and 7</text:p>
      <text:p text:style-name="P54"><text:tab/>add a,c</text:p>
      <text:p text:style-name="P54"><text:tab/>add a,7</text:p>
      <text:p text:style-name="P54"><text:tab/>ld c,a</text:p>
      <text:p text:style-name="P54"><text:tab/>srl c</text:p>
      <text:p text:style-name="P54"><text:tab/>srl c</text:p>
      <text:p text:style-name="P54"><text:tab/>srl c</text:p>
      <text:p text:style-name="P54"><text:tab/>srl d</text:p>
      <text:p text:style-name="P54"><text:tab/>srl d</text:p>
      <text:p text:style-name="P54"><text:tab/>srl d</text:p>
      <text:p text:style-name="P54"><text:tab/>ld a,(frmattri)</text:p>
      <text:p text:style-name="P54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7">scrolledbyte</text:p>
      <text:p text:style-name="P47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7">movestartdown</text:p>
      <text:p text:style-name="P47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7">storenewfrmloc</text:p>
      <text:p text:style-name="P47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7">storeplotbyte</text:p>
      <text:p text:style-name="P47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7">storeplot</text:p>
      <text:p text:style-name="P47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7">frmylp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</text:p>
      <text:p text:style-name="P47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7">plotbytepatch</text:p>
      <text:p text:style-name="P47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7">spritepatch</text:p>
      <text:p text:style-name="P47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7">addtodef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7">revbyte</text:p>
      <text:p text:style-name="P47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7">onhalfspacing1</text:p>
      <text:p text:style-name="P47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7"><text:soft-page-break/>onhalfdir</text:p>
      <text:p text:style-name="P47"><text:tab/>and a</text:p>
      <text:p text:style-name="P40"><text:tab/>jp z,storecallpatch</text:p>
      <text:p text:style-name="P40"><text:tab/>ld hl,plotlinedirrev</text:p>
      <text:p text:style-name="P40"/>
      <text:p text:style-name="P47">storecallpatch</text:p>
      <text:p text:style-name="P47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7">frmylp1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1</text:p>
      <text:p text:style-name="P47"><text:tab/>ld bc,0000<text:tab/>;patched</text:p>
      <text:p text:style-name="P40"><text:tab/>add hl,bc</text:p>
      <text:p text:style-name="P40"/>
      <text:p text:style-name="P47">acrosshalf</text:p>
      <text:p text:style-name="P47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7">plotlinepatch</text:p>
      <text:p text:style-name="P47"><text:tab/>call plotlinexor</text:p>
      <text:p text:style-name="P40"/>
      <text:p text:style-name="P40"/>
      <text:p text:style-name="P40"><text:tab/>ex de,hl</text:p>
      <text:p text:style-name="P47">addtodef1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7">plotlinexor</text:p>
      <text:p text:style-name="P47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7">leftsidexor</text:p>
      <text:p text:style-name="P47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7">plotlinedir</text:p>
      <text:p text:style-name="P47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7">leftsidedir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dir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7">plotlinexorrev</text:p>
      <text:p text:style-name="P47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7">leftsidexorrev</text:p>
      <text:p text:style-name="P47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7">plotlinedirrev</text:p>
      <text:p text:style-name="P47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7">leftsidedirrev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<text:soft-page-break/>rightsidedirrev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40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6"/>
      <text:p text:style-name="P16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6"><text:tab/>ret</text:p>
      <text:p text:style-name="P16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6">mend<text:tab/>equ 0</text:p>
      <text:p text:style-name="P16"><text:soft-page-break/>mxy<text:tab/>equ 128</text:p>
      <text:p text:style-name="P40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40">;;mx<text:tab/>equ 7</text:p>
      <text:p text:style-name="P40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40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4"><text:tab/>call openwindow<text:tab/></text:p>
      <text:p text:style-name="P54"><text:tab/>call flipifnecessary</text:p>
      <text:p text:style-name="P16"><text:tab/>call prtmessage1</text:p>
      <text:p text:style-name="P54"><text:tab/>call flipifnecessary</text:p>
      <text:p text:style-name="P54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6">notattr</text:p>
      <text:p text:style-name="P66"><text:tab/>ld a,(plottype)</text:p>
      <text:p text:style-name="P54"><text:tab/>bit 0,a</text:p>
      <text:p text:style-name="P54"><text:tab/>jr z,notchr</text:p>
      <text:p text:style-name="P54"><text:tab/>ld a,(messy)</text:p>
      <text:p text:style-name="P54"><text:tab/>ld l,a</text:p>
      <text:p text:style-name="P54"><text:tab/>ld a,(messx)</text:p>
      <text:p text:style-name="P54"><text:tab/>add a,32</text:p>
      <text:p text:style-name="P54"><text:tab/>ld e,a</text:p>
      <text:p text:style-name="P54"><text:tab/>ld a,(pen)</text:p>
      <text:p text:style-name="P54"><text:tab/>ld c,a</text:p>
      <text:p text:style-name="P54"><text:tab/>ld a,b</text:p>
      <text:p text:style-name="P54"><text:tab/>ld b,0</text:p>
      <text:p text:style-name="P54"><text:tab/>call store_sprite_vars</text:p>
      <text:p text:style-name="P54"><text:tab/>call plotattris</text:p>
      <text:p text:style-name="P54"><text:tab/>call frame</text:p>
      <text:p text:style-name="P66">notchr</text:p>
      <text:p text:style-name="P66"><text:tab/>pop hl</text:p>
      <text:p text:style-name="P54"><text:tab/>ld a,(messx)</text:p>
      <text:p text:style-name="P54"><text:tab/>add a,2</text:p>
      <text:p text:style-name="P54"><text:tab/>ld (messx),a</text:p>
      <text:p text:style-name="P54"><text:tab/>jp prtmessage1</text:p>
      <text:p text:style-name="P3"/>
      <text:p text:style-name="P25">changexy</text:p>
      <text:p text:style-name="P51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4"><text:tab/>ld a,6</text:p>
      <text:p text:style-name="P54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40"><text:tab/>if computer=amstrad</text:p>
      <text:p text:style-name="P40"><text:tab/>sla a</text:p>
      <text:p text:style-name="P40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40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40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6">inkey</text:p>
      <text:p text:style-name="P46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6">inkeypatch</text:p>
      <text:p text:style-name="P46"><text:tab/>res 0,b</text:p>
      <text:p text:style-name="P40"><text:tab/>in a,(c)</text:p>
      <text:p text:style-name="P46">inkeypat1</text:p>
      <text:p text:style-name="P46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6">kempston</text:p>
      <text:p text:style-name="P46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6">inkeypat2</text:p>
      <text:p text:style-name="P46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6">inkey</text:p>
      <text:p text:style-name="P46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6">kpatch</text:p>
      <text:p text:style-name="P46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6">getkeybyte</text:p>
      <text:p text:style-name="P46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6">getkeyslp</text:p>
      <text:p text:style-name="P46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6">reskey</text:p>
      <text:p text:style-name="P46"><text:tab/>and a</text:p>
      <text:p text:style-name="P40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8">setup</text:p>
      <text:p text:style-name="P46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6">checkkemlp</text:p>
      <text:p text:style-name="P46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6">fitted</text:p>
      <text:p text:style-name="P46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4"/>
      <text:p text:style-name="P54"><text:tab/>if computer=amstrad</text:p>
      <text:p text:style-name="P54">beforesetup</text:p>
      <text:p text:style-name="P54"><text:tab/>org flamelist</text:p>
      <text:p text:style-name="P54">setup</text:p>
      <text:p text:style-name="P54"><text:tab/>di</text:p>
      <text:p text:style-name="P54">;<text:tab/>ld bc,0</text:p>
      <text:p text:style-name="P54">;<text:tab/>call &amp;bc38</text:p>
      <text:p text:style-name="P54"><text:tab/>ld a,16</text:p>
      <text:p text:style-name="P54"><text:tab/>ld bc,&amp;7f00</text:p>
      <text:p text:style-name="P54"><text:tab/>out (c),a</text:p>
      <text:p text:style-name="P54"><text:tab/>ld a,84</text:p>
      <text:p text:style-name="P54"><text:tab/>out (c),a</text:p>
      <text:p text:style-name="P54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4"/>
      <text:p text:style-name="P54"/>
      <text:p text:style-name="P54">setupend</text:p>
      <text:p text:style-name="P54"><text:tab/>if setupend&gt;endflamelist</text:p>
      <text:p text:style-name="P54"><text:tab/>error "setup too big</text:p>
      <text:p text:style-name="P54"><text:tab/>endif</text:p>
      <text:p text:style-name="P54"><text:tab/>org beforesetup</text:p>
      <text:p text:style-name="P54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4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40">afterroomsetup</text:p>
      <text:p text:style-name="P40"><text:tab/>if seecoins=0</text:p>
      <text:p text:style-name="P16"><text:tab/>call putcoinsinroom</text:p>
      <text:p text:style-name="P16"><text:tab/>call resetroommoving</text:p>
      <text:p text:style-name="P40"><text:tab/>endif</text:p>
      <text:p text:style-name="P3"/>
      <text:p text:style-name="P40"><text:tab/>if seecoins=1</text:p>
      <text:p text:style-name="P40"><text:tab/>call resetroommoving</text:p>
      <text:p text:style-name="P40"><text:tab/>call putcoinsinroom</text:p>
      <text:p text:style-name="P40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8">roomsetuplp</text:p>
      <text:p text:style-name="P31"><text:tab/>ld hl,roomdata</text:p>
      <text:p text:style-name="P40"><text:tab/>ld a,(roomno)</text:p>
      <text:p text:style-name="P40"><text:tab/>cp 127</text:p>
      <text:p text:style-name="P40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40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0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2">if computer=spectrum</text:span></text:p>
      <text:p text:style-name="P62">livesmess</text:p>
      <text:p text:style-name="P62"><text:tab/>defb mpen+6,mxy+14,8,":::",mxy+14,8</text:p>
      <text:p text:style-name="P62"><text:soft-page-break/>nooflivesmess</text:p>
      <text:p text:style-name="P62"><text:tab/>defb mrep,1,"/",mendrep,mend</text:p>
      <text:p text:style-name="P54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31">tryputtingdown</text:p>
      <text:p text:style-name="P31"><text:tab/>ld a,(pickup)</text:p>
      <text:p text:style-name="P16"><text:tab/>and a</text:p>
      <text:p text:style-name="P16"><text:tab/>ret z</text:p>
      <text:p text:style-name="P3"><text:tab/>ld hl,proxpicture</text:p>
      <text:p text:style-name="P3"><text:tab/>call checkproximity1</text:p>
      <text:p text:style-name="P12">tryputtingdown1</text:p>
      <text:p text:style-name="P12"><text:tab/>ld a,1</text:p>
      <text:p text:style-name="P3"><text:tab/>ld (tryputdownvar),a</text:p>
      <text:p text:style-name="P53">inventoryrou</text:p>
      <text:p text:style-name="P12"><text:tab/>push ix</text:p>
      <text:p text:style-name="P16"><text:tab/>ld a,1</text:p>
      <text:p text:style-name="P16"><text:tab/>ld (dontupdatedizzy),a</text:p>
      <text:p text:style-name="P3"/>
      <text:p text:style-name="P16"><text:tab/>ld a,(bag)</text:p>
      <text:p text:style-name="P16"><text:tab/>and a</text:p>
      <text:p text:style-name="P16"><text:tab/>ld hl,inventory</text:p>
      <text:p text:style-name="P16"><text:tab/>jr z,nobaginvent</text:p>
      <text:p text:style-name="P16"><text:tab/>ld hl,inventorywithbag</text:p>
      <text:p text:style-name="P31">nobaginvent</text:p>
      <text:p text:style-name="P31"><text:tab/>call prtmessage</text:p>
      <text:p text:style-name="P3"/>
      <text:p text:style-name="P16"><text:tab/>ld a,(bag)</text:p>
      <text:p text:style-name="P16"><text:tab/>and 1</text:p>
      <text:p text:style-name="P16"><text:tab/>rlca</text:p>
      <text:p text:style-name="P16"><text:tab/>add a,2</text:p>
      <text:p text:style-name="P3"><text:tab/>ld (distdownmenu+1),a</text:p>
      <text:p text:style-name="P16"><text:tab/>ld (distdownmenu1+1),a</text:p>
      <text:p text:style-name="P3"/>
      <text:p text:style-name="P16"><text:tab/>ld b,0</text:p>
      <text:p text:style-name="P16">printwhatcarrying</text:p>
      <text:p text:style-name="P16"><text:tab/>push bc</text:p>
      <text:p text:style-name="P16"><text:tab/>call printcarryingline</text:p>
      <text:p text:style-name="P16"><text:soft-page-break/><text:tab/>pop bc</text:p>
      <text:p text:style-name="P16"><text:tab/>ld a,b</text:p>
      <text:p text:style-name="P16"><text:tab/>inc b</text:p>
      <text:p text:style-name="P31">distdownmenu1</text:p>
      <text:p text:style-name="P31"><text:tab/>cp 1 <text:s/>;;2+bag*2 </text:p>
      <text:p text:style-name="P16"><text:tab/>jr nz,printwhatcarrying</text:p>
      <text:p text:style-name="P3"/>
      <text:p text:style-name="P16"><text:tab/>ld a,(objectscarried)</text:p>
      <text:p text:style-name="P16"><text:tab/>ld hl,nothingatallmess</text:p>
      <text:p text:style-name="P16"><text:tab/>and a</text:p>
      <text:p text:style-name="P16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31">justexitinvent</text:p>
      <text:p text:style-name="P62"><text:tab/>push ix</text:p>
      <text:p text:style-name="P16"><text:tab/>call resetuproom</text:p>
      <text:p text:style-name="P54"><text:tab/>pop ix</text:p>
      <text:p text:style-name="P16"><text:tab/>xor a</text:p>
      <text:p text:style-name="P3"><text:tab/>ld (tryputdownvar),a</text:p>
      <text:p text:style-name="P16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4"><text:tab/>ld a,11</text:p>
      <text:p text:style-name="P54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31">whatinslot</text:p>
      <text:p text:style-name="P31"><text:tab/>ld e,a</text:p>
      <text:p text:style-name="P16"><text:tab/>ld d,0</text:p>
      <text:p text:style-name="P16"><text:tab/>ld hl,objectscarried</text:p>
      <text:p text:style-name="P16"><text:tab/>add hl,de</text:p>
      <text:p text:style-name="P16"><text:tab/>ld d,a</text:p>
      <text:p text:style-name="P16"><text:tab/>ld a,(hl)</text:p>
      <text:p text:style-name="P16"><text:tab/>and a</text:p>
      <text:p text:style-name="P16"><text:tab/>ret</text:p>
      <text:p text:style-name="P3"/>
      <text:p text:style-name="P16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6"><text:tab/>rlca</text:p>
      <text:p text:style-name="P16"><text:tab/>rlca</text:p>
      <text:p text:style-name="P16"><text:tab/>add a,80</text:p>
      <text:p text:style-name="P16"><text:tab/>ld (messy),a</text:p>
      <text:p text:style-name="P16"><text:tab/>ld a,12</text:p>
      <text:p text:style-name="P16"><text:tab/>ld (messx),a</text:p>
      <text:p text:style-name="P3"><text:tab/>ld a,b</text:p>
      <text:p text:style-name="P16"><text:soft-page-break/><text:tab/>call whatinslot</text:p>
      <text:p text:style-name="P16"><text:tab/>ld hl,nothingheremess</text:p>
      <text:p text:style-name="P16"><text:tab/>jp z,prtmessage</text:p>
      <text:p text:style-name="P16"><text:tab/>ld hl,movingdata+oldmovex</text:p>
      <text:p text:style-name="P16"><text:tab/>ld de,16</text:p>
      <text:p text:style-name="P16"><text:tab/>ld b,a</text:p>
      <text:p text:style-name="P16">gettopickupablemess</text:p>
      <text:p text:style-name="P16"><text:tab/>add hl,de</text:p>
      <text:p text:style-name="P16"><text:tab/>djnz gettopickupablemess</text:p>
      <text:p text:style-name="P16"><text:tab/>ld e,(hl)</text:p>
      <text:p text:style-name="P16"><text:tab/>inc hl</text:p>
      <text:p text:style-name="P16"><text:tab/>ld h,(hl)</text:p>
      <text:p text:style-name="P16"><text:tab/>ld l,e<text:tab/></text:p>
      <text:p text:style-name="P16"><text:tab/>cp 1</text:p>
      <text:p text:style-name="P16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6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2">checkproximity1</text:p>
      <text:p text:style-name="P12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2">flipifnecessary</text:p>
      <text:p text:style-name="P62"><text:tab/>ld a,(upsidedown)</text:p>
      <text:p text:style-name="P54"><text:soft-page-break/><text:tab/>and a</text:p>
      <text:p text:style-name="P54"><text:tab/>ret z</text:p>
      <text:p text:style-name="P54"><text:tab/>jp flipscreenroumust </text:p>
      <text:p text:style-name="P54"/>
      <text:p text:style-name="P54">flipscreenrou</text:p>
      <text:p text:style-name="P54"><text:tab/>ld a,(flipscreen)</text:p>
      <text:p text:style-name="P54"><text:tab/>ld b,a</text:p>
      <text:p text:style-name="P54"><text:tab/>ld a,(upsidedown)</text:p>
      <text:p text:style-name="P54"><text:tab/>xor b</text:p>
      <text:p text:style-name="P54"><text:tab/>ret z</text:p>
      <text:p text:style-name="P54">flipscreenroumust</text:p>
      <text:p text:style-name="P54"><text:tab/>push hl</text:p>
      <text:p text:style-name="P54"><text:tab/>ld hl,screentable+6*8*2</text:p>
      <text:p text:style-name="P54"><text:tab/>ld de,screentable+183*2</text:p>
      <text:p text:style-name="P54"><text:tab/>ld b,136/2</text:p>
      <text:p text:style-name="P62">flipscreenlp</text:p>
      <text:p text:style-name="P62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inc de</text:p>
      <text:p text:style-name="P54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dec de</text:p>
      <text:p text:style-name="P54"><text:tab/>dec de</text:p>
      <text:p text:style-name="P54"><text:tab/>dec de</text:p>
      <text:p text:style-name="P54"><text:tab/>djnz flipscreenlp</text:p>
      <text:p text:style-name="P54"><text:tab/>ld a,(flipscreen)</text:p>
      <text:p text:style-name="P54"><text:tab/>xor 1</text:p>
      <text:p text:style-name="P54"><text:tab/>ld (flipscreen),a</text:p>
      <text:p text:style-name="P54"><text:tab/>ld a,(atpatch1)</text:p>
      <text:p text:style-name="P54"><text:tab/>and a</text:p>
      <text:p text:style-name="P54"><text:tab/>jr nz,patchforupright</text:p>
      <text:p text:style-name="P54"><text:tab/>ld a,&amp;2f</text:p>
      <text:p text:style-name="P54"><text:tab/>ld hl,&amp;1Dc6</text:p>
      <text:p text:style-name="P54"><text:tab/>ld de,-32</text:p>
      <text:p text:style-name="P54"><text:tab/>ld bc,&amp;e8c6</text:p>
      <text:p text:style-name="P54"><text:tab/>jr storeatpatches</text:p>
      <text:p text:style-name="P62">patchforupright</text:p>
      <text:p text:style-name="P62"><text:tab/>ld hl,0</text:p>
      <text:p text:style-name="P54"><text:tab/>ld bc,0</text:p>
      <text:p text:style-name="P54"><text:tab/>ld de,32</text:p>
      <text:p text:style-name="P54"><text:tab/>xor a</text:p>
      <text:p text:style-name="P54">storeatpatches</text:p>
      <text:p text:style-name="P54"><text:tab/>ld (atpatch2),hl</text:p>
      <text:p text:style-name="P54"><text:tab/>ld (atpatch1),a</text:p>
      <text:p text:style-name="P54"><text:tab/>ld (atpatch4),a</text:p>
      <text:p text:style-name="P54"><text:tab/>ex de,hl</text:p>
      <text:p text:style-name="P54"><text:tab/>ld (atpatch3+1),hl</text:p>
      <text:p text:style-name="P54"><text:tab/>push bc</text:p>
      <text:p text:style-name="P54"><text:tab/>pop hl</text:p>
      <text:p text:style-name="P54"><text:tab/>ld (atpatch5),hl</text:p>
      <text:p text:style-name="P54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4"><text:tab/>if computer=amstrad</text:p>
      <text:p text:style-name="P54"/>
      <text:p text:style-name="P62">turninteron</text:p>
      <text:p text:style-name="P62"><text:tab/>di</text:p>
      <text:p text:style-name="P54"><text:tab/>ld a,&amp;c3</text:p>
      <text:p text:style-name="P54"><text:tab/>ld (&amp;38),a</text:p>
      <text:p text:style-name="P54"><text:tab/>ld hl,interentry</text:p>
      <text:p text:style-name="P54"><text:tab/>ld (&amp;39),hl</text:p>
      <text:p text:style-name="P54"><text:tab/>ei</text:p>
      <text:p text:style-name="P54"><text:tab/>ret</text:p>
      <text:p text:style-name="P54"/>
      <text:p text:style-name="P54"/>
      <text:p text:style-name="P62">interentry</text:p>
      <text:p text:style-name="P62"><text:tab/>di</text:p>
      <text:p text:style-name="P54"><text:tab/>push af</text:p>
      <text:p text:style-name="P54"><text:tab/>push bc</text:p>
      <text:p text:style-name="P54"><text:tab/>ld b,&amp;f5</text:p>
      <text:p text:style-name="P54"><text:tab/>in a,(c)</text:p>
      <text:p text:style-name="P54"><text:tab/>rra</text:p>
      <text:p text:style-name="P54"><text:tab/>jr nc,exitinter</text:p>
      <text:p text:style-name="P54"><text:tab/>push de</text:p>
      <text:p text:style-name="P54"><text:tab/>push hl</text:p>
      <text:p text:style-name="P54"><text:tab/>push ix</text:p>
      <text:p text:style-name="P54"><text:tab/>push iy</text:p>
      <text:p text:style-name="P54"/>
      <text:p text:style-name="P54"><text:tab/>ld a,(clock)</text:p>
      <text:p text:style-name="P54"><text:tab/>inc a</text:p>
      <text:p text:style-name="P54"><text:tab/>ld (clock),a</text:p>
      <text:p text:style-name="P54"><text:tab/></text:p>
      <text:p text:style-name="P54"><text:tab/>ld a,(dontupdatedizzy)</text:p>
      <text:p text:style-name="P54"><text:tab/>and a</text:p>
      <text:p text:style-name="P54"><text:tab/>call z,updatedizzy</text:p>
      <text:p text:style-name="P54"/>
      <text:p text:style-name="P54"><text:tab/>call refresh</text:p>
      <text:p text:style-name="P54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54"><text:tab/>pop iy</text:p>
      <text:p text:style-name="P54"><text:tab/>pop ix</text:p>
      <text:p text:style-name="P54"><text:tab/>pop hl</text:p>
      <text:p text:style-name="P54"><text:tab/>pop de</text:p>
      <text:p text:style-name="P62">exitinter</text:p>
      <text:p text:style-name="P62"><text:tab/>pop bc</text:p>
      <text:p text:style-name="P54"><text:tab/>pop af</text:p>
      <text:p text:style-name="P54"><text:tab/>ei</text:p>
      <text:p text:style-name="P54"><text:tab/>ret<text:tab/></text:p>
      <text:p text:style-name="P54"/>
      <text:p text:style-name="P54"><text:tab/>endif</text:p>
      <text:p text:style-name="P3"/>
      <text:p text:style-name="P54"><text:tab/>if computer=spectrum</text:p>
      <text:p text:style-name="P54"/>
      <text:p text:style-name="P62">turninteron</text:p>
      <text:p text:style-name="P62"><text:tab/>di</text:p>
      <text:p text:style-name="P54"><text:tab/>im 2</text:p>
      <text:p text:style-name="P54"><text:tab/>ld a,&amp;fe</text:p>
      <text:p text:style-name="P54"><text:tab/>ld i,a</text:p>
      <text:p text:style-name="P54"><text:tab/>ei</text:p>
      <text:p text:style-name="P54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4"><text:tab/>call updatemusicingame</text:p>
      <text:p text:style-name="P3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4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4">poscheat<text:tab/>defb 0</text:p>
      <text:p text:style-name="P16">oldclock<text:tab/>defb 0</text:p>
      <text:p text:style-name="P16"><text:soft-page-break/>clock<text:tab/>defb 0</text:p>
      <text:p text:style-name="P54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4">colourtable<text:tab/>defb 2,3,4,5,6,5,4,3</text:p>
      <text:p text:style-name="P3">lastkeybyte<text:tab/>defb 0</text:p>
      <text:p text:style-name="P16">tryputdownvar<text:tab/>defb 0</text:p>
      <text:p text:style-name="P54">flipscreen<text:tab/>defb 0</text:p>
      <text:p text:style-name="P54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4">fire<text:tab/>defb 0</text:p>
      <text:p text:style-name="P54">left<text:tab/>defb 0</text:p>
      <text:p text:style-name="P54">right<text:tab/>defb 0</text:p>
      <text:p text:style-name="P54">jump<text:tab/>defb 0</text:p>
      <text:p text:style-name="P3"><text:tab/></text:p>
      <text:p text:style-name="P65">checkkeys</text:p>
      <text:p text:style-name="P65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54"><text:tab/>ld (keybyte),a</text:p>
      <text:p text:style-name="P54"/>
      <text:p text:style-name="P54"><text:tab/>ld a,(killed)</text:p>
      <text:p text:style-name="P54"><text:tab/>and a</text:p>
      <text:p text:style-name="P54"><text:tab/>ret nz</text:p>
      <text:p text:style-name="P54"><text:tab/></text:p>
      <text:p text:style-name="P54"><text:tab/>call getkeybyte</text:p>
      <text:p text:style-name="P54"><text:tab/>ld c,a</text:p>
      <text:p text:style-name="P54"/>
      <text:p text:style-name="P54"><text:tab/>ld a,(sequence)</text:p>
      <text:p text:style-name="P54"><text:tab/>and a</text:p>
      <text:p text:style-name="P54"><text:tab/>jr nz,firenotpressed</text:p>
      <text:p text:style-name="P54"><text:tab/>ld a,(usepickup)</text:p>
      <text:p text:style-name="P54"><text:tab/>and a</text:p>
      <text:p text:style-name="P54"><text:tab/>jr nz,firenotpressed</text:p>
      <text:p text:style-name="P54"><text:tab/>bit 3,c</text:p>
      <text:p text:style-name="P54"><text:tab/>jr z,firenotpressed</text:p>
      <text:p text:style-name="P54"><text:tab/>ld a,1</text:p>
      <text:p text:style-name="P65">firepressed</text:p>
      <text:p text:style-name="P65"><text:tab/>ld (fire),a </text:p>
      <text:p text:style-name="P54"><text:tab/>ret</text:p>
      <text:p text:style-name="P54">firenotpressed<text:tab/></text:p>
      <text:p text:style-name="P54"><text:tab/>bit 2,c</text:p>
      <text:p text:style-name="P54"><text:tab/>jr z,leftnotpressed</text:p>
      <text:p text:style-name="P54"><text:tab/>ld a,1</text:p>
      <text:p text:style-name="P65">leftpressed</text:p>
      <text:p text:style-name="P65"><text:tab/>ld (left),a</text:p>
      <text:p text:style-name="P54">leftnotpressed</text:p>
      <text:p text:style-name="P54"><text:soft-page-break/><text:tab/>bit 1,c</text:p>
      <text:p text:style-name="P54"><text:tab/>jr z,rightnotpressed</text:p>
      <text:p text:style-name="P54"><text:tab/>ld a,1</text:p>
      <text:p text:style-name="P65">rightpressed</text:p>
      <text:p text:style-name="P65"><text:tab/>ld (right),a</text:p>
      <text:p text:style-name="P54">rightnotpressed</text:p>
      <text:p text:style-name="P54"><text:tab/>bit 0,c</text:p>
      <text:p text:style-name="P54"><text:tab/>ret z</text:p>
      <text:p text:style-name="P54"><text:tab/>ld a,1</text:p>
      <text:p text:style-name="P65">jumppressed</text:p>
      <text:p text:style-name="P65"><text:tab/>ld (jump),a </text:p>
      <text:p text:style-name="P54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70"><text:tab/>if computer=spectrum</text:p>
      <text:p text:style-name="P70"><text:tab/>ld hl,attritable</text:p>
      <text:p text:style-name="P70"><text:tab/>ld (newattrihere1+1),hl</text:p>
      <text:p text:style-name="P70"><text:tab/>call updatedizzy1</text:p>
      <text:p text:style-name="P70"><text:tab/>ld hl,screenattritable</text:p>
      <text:p text:style-name="P70"><text:tab/>ld (newattrihere1+1),hl</text:p>
      <text:p text:style-name="P70"><text:tab/>ret</text:p>
      <text:p text:style-name="P70"><text:tab/>endif</text:p>
      <text:p text:style-name="P3"/>
      <text:p text:style-name="P3"><text:span text:style-name="T2">updatedizzy1</text:span><text:tab/></text:p>
      <text:p text:style-name="P62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4"><text:tab/>ld a,(sequence)</text:p>
      <text:p text:style-name="P54"><text:tab/>and a</text:p>
      <text:p text:style-name="P54"><text:tab/>jr z,bettercheckkeys</text:p>
      <text:p text:style-name="P54"><text:tab/>ld a,(animation)</text:p>
      <text:p text:style-name="P54"><text:tab/>and 3</text:p>
      <text:p text:style-name="P54"><text:tab/>srl a</text:p>
      <text:p text:style-name="P54"><text:tab/>jr nc,bettercheckkeys</text:p>
      <text:p text:style-name="P54"><text:tab/>ld (sndfx),a</text:p>
      <text:p text:style-name="P3"/>
      <text:p text:style-name="P54">bettercheckkeys</text:p>
      <text:p text:style-name="P54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4"><text:tab/>ld a,21</text:p>
      <text:p text:style-name="P54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4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1T22:58:02.750893551</dc:date>
    <meta:editing-duration>P1DT23H31S</meta:editing-duration>
    <meta:editing-cycles>158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5" meta:non-whitespace-character-count="110665"/>
  </office:meta>
</office:document-meta>
</file>